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游ゴシック" svg:font-family="游ゴシック"/>
    <style:font-face style:name="Liberation Serif" svg:font-family="&quot;Liberation Serif&quot;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6" style:family="table-cell" style:parent-style-name="Default" style:data-style-name="N0">
      <style:table-cell-properties fo:border="thin solid #000000" style:vertical-align="middle" fo:wrap-option="wrap"/>
    </style:style>
    <style:style style:name="ce7" style:family="table-cell" style:parent-style-name="Default" style:data-style-name="N0">
      <style:table-cell-properties style:vertical-align="middle" fo:wrap-option="wrap"/>
      <style:paragraph-properties fo:margin-left="0cm" style:writing-mode="lr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/>
    </style:style>
    <style:style style:name="ce9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/>
      <style:paragraph-properties fo:margin-left="0cm" style:writing-mode="lr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404040"/>
      <style:text-properties fo:color="#FFFFFF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404040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/>
      <style:text-properties fo:color="#000000" style:font-name="Liberation Serif" style:font-name-asian="Liberation Serif" style:font-name-complex="Liberation Serif"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000000" style:vertical-align="middle" fo:wrap-option="wrap"/>
      <style:text-properties fo:color="#000000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CAEDFB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游ゴシック" style:font-name-asian="游ゴシック" style:font-name-complex="游ゴシック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Liberation Serif" style:font-name-asian="Liberation Serif" style:font-name-complex="Liberation Serif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游ゴシック" style:font-name-asian="游ゴシック" style:font-name-complex="游ゴシック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erif" style:font-name-asian="Liberation Serif" style:font-name-complex="Liberation Serif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5" style:family="text" style:parent-style-name="Default">
      <style:text-properties fo:color="#FFFFFF" style:text-line-through-style="none" style:font-name="Liberation Serif" style:font-name-asian="Liberation Serif" style:font-name-complex="Liberation Serif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6" style:family="text" style:parent-style-name="Default">
      <style:text-properties fo:color="#FFFFFF" style:text-line-through-style="none" style:font-name="游ゴシック" style:font-name-asian="游ゴシック" style:font-name-complex="游ゴシック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7" style:family="text" style:parent-style-name="Default">
      <style:text-properties fo:color="#000000" style:text-line-through-style="none" style:font-name="Liberation Serif" style:font-name-asian="Liberation Serif" style:font-name-complex="Liberation Serif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Liberation Serif" style:font-name-asian="Liberation Serif" style:font-name-complex="Liberation Serif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0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190625cm"/>
    </style:style>
    <style:style style:name="co2" style:family="table-column">
      <style:table-column-properties fo:break-before="auto" style:column-width="9.94833333333333cm"/>
    </style:style>
    <style:style style:name="co3" style:family="table-column">
      <style:table-column-properties fo:break-before="auto" style:column-width="20.84916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21pt" style:use-optimal-row-height="true" fo:break-before="auto"/>
    </style:style>
    <style:style style:name="ro4" style:family="table-row">
      <style:table-row-properties style:row-height="17.25pt" style:use-optimal-row-height="true" fo:break-before="auto"/>
    </style:style>
    <style:style style:name="ro5" style:family="table-row">
      <style:table-row-properties style:row-height="70.5pt" style:use-optimal-row-height="true" fo:break-before="auto"/>
    </style:style>
    <style:style style:name="ro6" style:family="table-row">
      <style:table-row-properties style:row-height="30.75pt" style:use-optimal-row-height="true" fo:break-before="auto"/>
    </style:style>
    <style:style style:name="ro7" style:family="table-row">
      <style:table-row-properties style:row-height="34.5pt" style:use-optimal-row-height="false" fo:break-before="auto"/>
    </style:style>
    <style:style style:name="ro8" style:family="table-row">
      <style:table-row-properties style:row-height="407.25pt" style:use-optimal-row-height="true" fo:break-before="auto"/>
    </style:style>
    <style:style style:name="ro9" style:family="table-row">
      <style:table-row-properties style:row-height="36pt" style:use-optimal-row-height="true" fo:break-before="auto"/>
    </style:style>
    <style:style style:name="ro10" style:family="table-row">
      <style:table-row-properties style:row-height="53.25pt" style:use-optimal-row-height="true" fo:break-before="auto"/>
    </style:style>
    <style:style style:name="ro11" style:family="table-row">
      <style:table-row-properties style:row-height="27.75pt" style:use-optimal-row-height="false" fo:break-before="auto"/>
    </style:style>
    <style:style style:name="ro12" style:family="table-row">
      <style:table-row-properties style:row-height="53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2" table:style-name="ce2"/>
          <table:table-cell table:number-columns-repeated="16381"/>
        </table:table-row>
        <table:table-row table:style-name="ro3">
          <table:table-cell/>
          <table:table-cell office:value-type="string" table:style-name="ce15">
            <text:p>実行内容</text:p>
          </table:table-cell>
          <table:table-cell office:value-type="string" table:style-name="ce15">
            <text:p>説明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11">
            <text:p>1.<text:s/><text:span text:style-name="T6">事前準備</text:span></text:p>
          </table:table-cell>
          <table:table-cell table:style-name="ce12"/>
          <table:table-cell table:number-columns-repeated="16381"/>
        </table:table-row>
        <table:table-row table:style-name="ro4">
          <table:table-cell/>
          <table:table-cell office:value-type="string" table:style-name="ce3">
            <text:p>1.1.<text:s/><text:span text:style-name="T3">システムのアップデート</text:span></text:p>
          </table:table-cell>
          <table:table-cell office:value-type="string" table:style-name="ce4">
            <text:p>システムを最新の状態に更新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sudo dnf update -y</text:p>
          </table:table-cell>
          <table:table-cell office:value-type="string" table:style-name="ce6">
            <text:p>システムを最新の状態に更新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sudo reboot</text:p>
          </table:table-cell>
          <table:table-cell office:value-type="string" table:style-name="ce6">
            <text:p>必要であればシステムを再起動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3">
            <text:p>1.2.<text:s/><text:span text:style-name="T3">ホスト名の設定</text:span></text:p>
          </table:table-cell>
          <table:table-cell office:value-type="string" table:style-name="ce4">
            <text:p>メールサーバーのホスト名<text:s/><text:span text:style-name="T4">(FQDN)<text:s/></text:span>を設定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hostnamectl status</text:p>
          </table:table-cell>
          <table:table-cell office:value-type="string" table:style-name="ce6">
            <text:p>現在のホスト名を確認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sudo hostnamectl set-hostname mail.localdomain</text:p>
          </table:table-cell>
          <table:table-cell office:value-type="string" table:style-name="ce6">
            <text:p>ホスト名を設定<text:s/><text:span text:style-name="T2">(FQDN: mail.localdomain<text:s/></text:span>に設定<text:span text:style-name="T2">)</text:span>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exec bash</text:p>
          </table:table-cell>
          <table:table-cell office:value-type="string" table:style-name="ce6">
            <text:p>設定を反映させるために再ログインまたはこのコマンド実行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sudo vim /etc/hosts</text:p>
          </table:table-cell>
          <table:table-cell office:value-type="string" table:style-name="ce5">
            <text:p>/etc/hosts<text:s/><text:span text:style-name="T1">ファイルを編集</text:span>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5">
            <text:p>/etc/hosts<text:s/><text:span text:style-name="T1">ファイルに下記を追記または編集</text:span></text:p>
          </table:table-cell>
          <table:table-cell office:value-type="string" table:style-name="ce5">
            <text:p>127.0.0.1 localhost localhost.localdomain localhost4 localhost4.localdomain4 mail.localdomain mail ::1 localhost localhost.localdomain localhost6 localhost6.localdomain6 mail.localdomain mail 192.168.1.10 mail.localdomain mail<text:s/><text:span text:style-name="T1">を追記<text:s/></text:span>(IP<text:span text:style-name="T1">アドレスは環境に合わせてください</text:span>)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hostname</text:p>
          </table:table-cell>
          <table:table-cell office:value-type="string" table:style-name="ce6">
            <text:p>ホスト名が<text:s/><text:span text:style-name="T2">mail<text:s/></text:span>になっているか確認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hostname -f</text:p>
          </table:table-cell>
          <table:table-cell office:value-type="string" table:style-name="ce5">
            <text:p>FQDN<text:span text:style-name="T1">が<text:s/></text:span>mail.localdomain<text:s/><text:span text:style-name="T1">になっているか確認</text:span>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3">
            <text:p>1.3. SELinux<text:span text:style-name="T3">の設定</text:span></text:p>
          </table:table-cell>
          <table:table-cell office:value-type="string" table:style-name="ce14">
            <text:p><text:span text:style-name="T9">SELinux<text:s/></text:span><text:span text:style-name="T10">を<text:s/></text:span><text:span text:style-name="T9">Permissive</text:span><text:span text:style-name="T10">モードに設定<text:s/></text:span><text:span text:style-name="T9">(</text:span><text:span text:style-name="T10">一時的に無効化→</text:span><text:span text:style-name="T9">Permissive</text:span><text:span text:style-name="T10">モード</text:span><text:span text:style-name="T9">)</text:span>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getenforce</text:p>
          </table:table-cell>
          <table:table-cell office:value-type="string" table:style-name="ce6">
            <text:p>現在の<text:span text:style-name="T2">SELinux</text:span>の状態を確認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sudo setenforce 0</text:p>
          </table:table-cell>
          <table:table-cell office:value-type="string" table:style-name="ce5">
            <text:p>SELinux<text:span text:style-name="T1">を一時的に無効化<text:s/></text:span>(<text:span text:style-name="T1">再起動で元に戻る</text:span>)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getenforce</text:p>
          </table:table-cell>
          <table:table-cell office:value-type="string" table:style-name="ce5">
            <text:p>SELinux<text:span text:style-name="T1">の状態が<text:s/></text:span>Permissive<text:s/><text:span text:style-name="T1">になっているか確認</text:span>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3">
            <text:p>1.4. Firewalld<text:span text:style-name="T3">の設定</text:span></text:p>
          </table:table-cell>
          <table:table-cell office:value-type="string" table:style-name="ce3">
            <text:p>Firewalld<text:s/><text:span text:style-name="T3">でメールサーバーに必要なポートを開放</text:span>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sudo systemctl start firewalld</text:p>
          </table:table-cell>
          <table:table-cell office:value-type="string" table:style-name="ce5">
            <text:p>Firewalld<text:s/><text:span text:style-name="T1">サービスを起動</text:span>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sudo systemctl enable firewalld</text:p>
          </table:table-cell>
          <table:table-cell office:value-type="string" table:style-name="ce5">
            <text:p>Firewalld<text:s/><text:span text:style-name="T1">サービスを自動起動設定</text:span>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sudo firewall-cmd --permanent --add-service=smtp</text:p>
          </table:table-cell>
          <table:table-cell office:value-type="string" table:style-name="ce5">
            <text:p>SMTP (25<text:span text:style-name="T1">番ポート</text:span>)<text:s/><text:span text:style-name="T1">を開放</text:span>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sudo firewall-cmd --permanent --add-service=imap</text:p>
          </table:table-cell>
          <table:table-cell office:value-type="string" table:style-name="ce5">
            <text:p>IMAP (143<text:span text:style-name="T1">番ポート</text:span>)<text:s/><text:span text:style-name="T1">を開放</text:span>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sudo firewall-cmd --permanent --add-service=pop3</text:p>
          </table:table-cell>
          <table:table-cell office:value-type="string" table:style-name="ce5">
            <text:p>POP3 (110<text:span text:style-name="T1">番ポート</text:span>)<text:s/><text:span text:style-name="T1">を開放</text:span>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sudo firewall-cmd --reload</text:p>
          </table:table-cell>
          <table:table-cell office:value-type="string" table:style-name="ce5">
            <text:p>Firewalld<text:s/><text:span text:style-name="T1">の設定をリロードして反映</text:span>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sudo firewall-cmd --list-all</text:p>
          </table:table-cell>
          <table:table-cell office:value-type="string" table:style-name="ce5">
            <text:p>Firewalld<text:s/><text:span text:style-name="T1">の設定を確認<text:s/></text:span>(services:<text:s/><text:span text:style-name="T1">に<text:s/></text:span>smtp, imap, pop3<text:s/><text:span text:style-name="T1">が含まれていることを確認</text:span>)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11">
            <text:p>2. Postfix (MTA)<text:s/><text:span text:style-name="T6">の設定</text:span></text:p>
          </table:table-cell>
          <table:table-cell office:value-type="string" table:style-name="ce12">
            <text:p>メールの送信・受信を担当する<text:s/><text:span text:style-name="T5">MTA (Mail Transfer Agent)<text:s/></text:span>である<text:s/><text:span text:style-name="T5">Postfix<text:s/></text:span>をインストール・設定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3">
            <text:p>2.1.<text:s/><text:span text:style-name="T3">インストール</text:span></text:p>
          </table:table-cell>
          <table:table-cell office:value-type="string" table:style-name="ce3">
            <text:p>Postfix, mailx (ssmtp), cyrus-sasl-plain<text:s/><text:span text:style-name="T3">をインストール</text:span></text:p>
          </table:table-cell>
          <table:table-cell table:number-columns-repeated="16381"/>
        </table:table-row>
        <table:table-row table:style-name="ro7">
          <table:table-cell/>
          <table:table-cell office:value-type="string" table:style-name="ce5">
            <text:p>sudo dnf install postfix ssmtp cyrus-sasl-plain -y</text:p>
          </table:table-cell>
          <table:table-cell office:value-type="string" table:style-name="ce5">
            <text:p>Postfix, ssmtp, cyrus-sasl-plain<text:s/><text:span text:style-name="T1">をインストール<text:s/></text:span>(<text:span text:style-name="T1">リポジトリ変更のため<text:s/></text:span>mailx<text:s/><text:span text:style-name="T1">から<text:s/></text:span>ssmtp<text:s/><text:span text:style-name="T1">に変更</text:span>)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3">
            <text:p>2.3. main.cf<text:s/><text:span text:style-name="T3">の基本設定</text:span></text:p>
          </table:table-cell>
          <table:table-cell office:value-type="string" table:style-name="ce5">
            <text:p>/etc/postfix/main.cf<text:s/><text:span text:style-name="T1">を編集して、基本的な設定を行う</text:span>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sudo vim /etc/postfix/main.cf</text:p>
          </table:table-cell>
          <table:table-cell office:value-type="string" table:style-name="ce5">
            <text:p>/etc/postfix/main.cf<text:s/><text:span text:style-name="T1">ファイルを編集</text:span></text:p>
          </table:table-cell>
          <table:table-cell table:number-columns-repeated="16381"/>
        </table:table-row>
        <table:table-row table:style-name="ro8">
          <table:table-cell/>
          <table:table-cell office:value-type="string" table:style-name="ce13">
            <text:p><text:span text:style-name="T7">/etc/postfix/main.cf<text:s/></text:span><text:span text:style-name="T8">ファイルに右記を設定</text:span></text:p>
          </table:table-cell>
          <table:table-cell office:value-type="string" table:style-name="ce13">
            <text:p>myhostname = mail.localdomain</text:p>
            <text:p>mydomain = localdomain</text:p>
            <text:p>myorigin = $mydomain</text:p>
            <text:p>inet_interfaces = all</text:p>
            <text:p>inet_protocols = ipv4</text:p>
            <text:p>mydestination = $myhostname, localhost.$mydomain, localhost, $mydomain</text:p>
            <text:p>unknown_local_recipient_reject_code = 550</text:p>
            <text:p>alias_maps = hash:/etc/aliases</text:p>
            <text:p>alias_database = hash:/etc/aliases</text:p>
            <text:p>mynetworks = 192.168.1.0/24, 127.0.0.0/8</text:p>
            <text:p>home_mailbox = Maildir/</text:p>
            <text:p>mailbox_size_limit = 0</text:p>
            <text:p>message_size_limit = 10240000</text:p>
            <text:p>recipient_delimiter = +</text:p>
            <text:p>smtpd_sasl_auth_enable = yes</text:p>
            <text:p>smtpd_sasl_type = dovecot</text:p>
            <text:p>smtpd_sasl_path = private/auth</text:p>
            <text:p>broken_sasl_auth_clients = no</text:p>
            <text:p>smtpd_sasl_security_options = noanonymous</text:p>
            <text:p>smtpd_sasl_local_domain = $myhostname</text:p>
            <text:p>smtpd_helo_restrictions = permit_mynetworks, permit_sasl_authenticated, reject_invalid_helo_hostname, reject_non_fqdn_helo_hostname</text:p>
            <text:p>smtpd_recipient_restrictions = permit_mynetworks, permit_sasl_authenticated, reject_unauth_destination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sudo newaliases</text:p>
          </table:table-cell>
          <table:table-cell office:value-type="string" table:style-name="ce6">
            <text:p>エイリアスデータベースを更新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3">
            <text:p>2.4.<text:s/><text:span text:style-name="T3">サービスの起動と自動起動設定</text:span></text:p>
          </table:table-cell>
          <table:table-cell office:value-type="string" table:style-name="ce3">
            <text:p>Postfix<text:s/><text:span text:style-name="T3">サービスを起動し、自動起動を設定</text:span>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sudo systemctl enable postfix</text:p>
          </table:table-cell>
          <table:table-cell office:value-type="string" table:style-name="ce5">
            <text:p>Postfix<text:s/><text:span text:style-name="T1">サービスを自動起動設定</text:span>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sudo systemctl start postfix</text:p>
          </table:table-cell>
          <table:table-cell office:value-type="string" table:style-name="ce5">
            <text:p>Postfix<text:s/><text:span text:style-name="T1">サービスを起動</text:span>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sudo systemctl status postfix</text:p>
          </table:table-cell>
          <table:table-cell office:value-type="string" table:style-name="ce5">
            <text:p>Postfix<text:s/><text:span text:style-name="T1">サービスの状態を確認<text:s/></text:span>(Active: active (running)<text:s/><text:span text:style-name="T1">と表示されれば</text:span>OK)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3">
            <text:p>2.5.<text:s/><text:span text:style-name="T3">設定の確認</text:span></text:p>
          </table:table-cell>
          <table:table-cell office:value-type="string" table:style-name="ce3">
            <text:p>Postfix<text:s/><text:span text:style-name="T3">の設定を確認</text:span></text:p>
          </table:table-cell>
          <table:table-cell table:number-columns-repeated="16381"/>
        </table:table-row>
        <table:table-row table:style-name="ro9">
          <table:table-cell/>
          <table:table-cell office:value-type="string" table:style-name="ce5">
            <text:p>postconf -n</text:p>
          </table:table-cell>
          <table:table-cell office:value-type="string" table:style-name="ce5">
            <text:p>Postfix<text:s/><text:span text:style-name="T1">の適用されている設定内容を確認<text:s/></text:span>(myhostname, mydomain, mynetworks, home_mailbox, smtpd_sasl_*, smtpd_recipient_restrictions<text:s/><text:span text:style-name="T1">などを確認</text:span>)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11">
            <text:p>3. Dovecot (MDA/IMAP/POP)<text:s/><text:span text:style-name="T6">の設定</text:span></text:p>
          </table:table-cell>
          <table:table-cell office:value-type="string" table:style-name="ce12">
            <text:p>メールボックスへの配送、および<text:span text:style-name="T5">IMAP/POP</text:span>プロトコルによるメールクライアントからのアクセスを提供する<text:s/><text:span text:style-name="T5">Dovecot<text:s/></text:span>をインストール・設定。<text:span text:style-name="T5">Postfix</text:span>との認証連携も設定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3">
            <text:p>3.1.<text:s/><text:span text:style-name="T3">インストール</text:span></text:p>
          </table:table-cell>
          <table:table-cell office:value-type="string" table:style-name="ce3">
            <text:p>Dovecot<text:s/><text:span text:style-name="T3">をインストール</text:span>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sudo dnf install dovecot -y</text:p>
          </table:table-cell>
          <table:table-cell office:value-type="string" table:style-name="ce5">
            <text:p>Dovecot<text:s/><text:span text:style-name="T1">をインストール</text:span></text:p>
          </table:table-cell>
          <table:table-cell table:number-columns-repeated="16381"/>
        </table:table-row>
        <table:table-row table:style-name="ro9">
          <table:table-cell/>
          <table:table-cell office:value-type="string" table:style-name="ce3">
            <text:p>3.3.<text:s/><text:span text:style-name="T3">基本設定<text:s/></text:span>(10-mail.conf)</text:p>
          </table:table-cell>
          <table:table-cell office:value-type="string" table:style-name="ce5">
            <text:p>/etc/dovecot/conf.d/10-mail.conf<text:s/><text:span text:style-name="T1">を編集して、メールボックスの形式と場所を設定<text:s/></text:span>(Postfix<text:s/><text:span text:style-name="T1">の<text:s/></text:span>home_mailbox<text:s/><text:span text:style-name="T1">設定と合わせる</text:span>)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sudo vim /etc/dovecot/conf.d/10-mail.conf</text:p>
          </table:table-cell>
          <table:table-cell office:value-type="string" table:style-name="ce5">
            <text:p>/etc/dovecot/conf.d/10-mail.conf<text:s/><text:span text:style-name="T1">ファイルを編集</text:span>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/etc/dovecot/conf.d/10-mail.conf<text:s/><text:span text:style-name="T1">ファイルを編集</text:span></text:p>
          </table:table-cell>
          <table:table-cell office:value-type="string" table:style-name="ce5">
            <text:p>mail_location = maildir:~/Maildir<text:s/><text:span text:style-name="T1">を有効化または追記</text:span></text:p>
          </table:table-cell>
          <table:table-cell table:number-columns-repeated="16381"/>
        </table:table-row>
        <table:table-row table:style-name="ro9">
          <table:table-cell/>
          <table:table-cell office:value-type="string" table:style-name="ce3">
            <text:p>3.4.<text:s/><text:span text:style-name="T3">認証設定<text:s/></text:span>(10-auth.conf)</text:p>
          </table:table-cell>
          <table:table-cell office:value-type="string" table:style-name="ce5">
            <text:p>/etc/dovecot/conf.d/10-auth.conf<text:s/><text:span text:style-name="T1">を編集して、認証方式と認証メカニズムを設定<text:s/></text:span>(<text:span text:style-name="T1">システムユーザー認証、平文パスワード認証許可</text:span>)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sudo vim /etc/dovecot/conf.d/10-auth.conf</text:p>
          </table:table-cell>
          <table:table-cell office:value-type="string" table:style-name="ce5">
            <text:p>/etc/dovecot/conf.d/10-auth.conf<text:s/><text:span text:style-name="T1">ファイルを編集</text:span></text:p>
          </table:table-cell>
          <table:table-cell table:number-columns-repeated="16381"/>
        </table:table-row>
        <table:table-row table:style-name="ro9">
          <table:table-cell/>
          <table:table-cell office:value-type="string" table:style-name="ce5">
            <text:p>/etc/dovecot/conf.d/10-auth.conf<text:s/><text:span text:style-name="T1">ファイルを編集</text:span></text:p>
          </table:table-cell>
          <table:table-cell office:value-type="string" table:style-name="ce5">
            <text:p>disable_plaintext_auth = no auth_mechanisms = plain login !include auth-system.conf.ext<text:s/><text:span text:style-name="T1">を設定<text:s/></text:span>(!include auth-system.conf.ext<text:s/><text:span text:style-name="T1">が有効になっていることを確認</text:span>)</text:p>
          </table:table-cell>
          <table:table-cell table:number-columns-repeated="16381"/>
        </table:table-row>
        <table:table-row table:style-name="ro9">
          <table:table-cell/>
          <table:table-cell office:value-type="string" table:style-name="ce3">
            <text:p>3.5.<text:s/><text:span text:style-name="T3">プロトコル設定<text:s/></text:span>(10-master.conf)</text:p>
          </table:table-cell>
          <table:table-cell office:value-type="string" table:style-name="ce5">
            <text:p>/etc/dovecot/conf.d/10-master.conf<text:s/><text:span text:style-name="T1">を編集して、</text:span>IMAP, POP3<text:span text:style-name="T1">プロトコルの有効化、待受ポート、</text:span>Postfix<text:span text:style-name="T1">との</text:span>SASL<text:span text:style-name="T1">認証連携用ソケットの設定</text:span>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sudo vim /etc/dovecot/conf.d/10-master.conf</text:p>
          </table:table-cell>
          <table:table-cell office:value-type="string" table:style-name="ce5">
            <text:p>/etc/dovecot/conf.d/10-master.conf<text:s/><text:span text:style-name="T1">ファイルを編集</text:span>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5">
            <text:p>/etc/dovecot/conf.d/10-master.conf<text:s/><text:span text:style-name="T1">ファイルを編集</text:span></text:p>
          </table:table-cell>
          <table:table-cell office:value-type="string" table:style-name="ce5">
            <text:p>service imap-login { inet_listener imap { }} service pop3-login { inet_listener pop3 { }} service auth { unix_listener /var/spool/postfix/private/auth { mode = 0660 user = postfix group = postfix }}<text:s/><text:span text:style-name="T1">を設定<text:s/></text:span>(inet_listener imap, inet_listener pop3<text:s/><text:span text:style-name="T1">が有効になっていること、</text:span>unix_listener /var/spool/postfix/private/auth<text:s/><text:span text:style-name="T1">を上記のように設定</text:span>)</text:p>
          </table:table-cell>
          <table:table-cell table:number-columns-repeated="16381"/>
        </table:table-row>
        <table:table-row table:style-name="ro9">
          <table:table-cell/>
          <table:table-cell office:value-type="string" table:style-name="ce3">
            <text:p>3.6. SSL/TLS<text:span text:style-name="T3">設定<text:s/></text:span>(10-ssl.conf)</text:p>
          </table:table-cell>
          <table:table-cell office:value-type="string" table:style-name="ce5">
            <text:p>/etc/dovecot/conf.d/10-ssl.conf<text:s/><text:span text:style-name="T1">を編集して、</text:span>SSL/TLS<text:s/><text:span text:style-name="T1">を無効化<text:s/></text:span>(<text:span text:style-name="T1">今回はローカルネットワークのため</text:span>)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sudo vim /etc/dovecot/conf.d/10-ssl.conf</text:p>
          </table:table-cell>
          <table:table-cell office:value-type="string" table:style-name="ce5">
            <text:p>/etc/dovecot/conf.d/10-ssl.conf<text:s/><text:span text:style-name="T1">ファイルを編集</text:span>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/etc/dovecot/conf.d/10-ssl.conf<text:s/><text:span text:style-name="T1">ファイルを編集</text:span></text:p>
          </table:table-cell>
          <table:table-cell office:value-type="string" table:style-name="ce5">
            <text:p>ssl = no<text:s/><text:span text:style-name="T1">に設定<text:s/></text:span>(ssl = yes<text:s/><text:span text:style-name="T1">を<text:s/></text:span>ssl = no<text:s/><text:span text:style-name="T1">に変更</text:span>)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3">
            <text:p>3.7.<text:s/><text:span text:style-name="T3">サービスの起動と自動起動設定</text:span></text:p>
          </table:table-cell>
          <table:table-cell office:value-type="string" table:style-name="ce3">
            <text:p>Dovecot<text:s/><text:span text:style-name="T3">サービスを起動し、自動起動を設定</text:span>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sudo systemctl enable dovecot</text:p>
          </table:table-cell>
          <table:table-cell office:value-type="string" table:style-name="ce5">
            <text:p>Dovecot<text:s/><text:span text:style-name="T1">サービスを自動起動設定</text:span>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sudo systemctl start dovecot</text:p>
          </table:table-cell>
          <table:table-cell office:value-type="string" table:style-name="ce5">
            <text:p>Dovecot<text:s/><text:span text:style-name="T1">サービスを起動</text:span>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sudo systemctl status dovecot</text:p>
          </table:table-cell>
          <table:table-cell office:value-type="string" table:style-name="ce5">
            <text:p>Dovecot<text:s/><text:span text:style-name="T1">サービスの状態を確認<text:s/></text:span>(Active: active (running)<text:s/><text:span text:style-name="T1">と表示されれば</text:span>OK)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3">
            <text:p>3.8.<text:s/><text:span text:style-name="T3">設定の確認</text:span></text:p>
          </table:table-cell>
          <table:table-cell office:value-type="string" table:style-name="ce3">
            <text:p>Dovecot<text:s/><text:span text:style-name="T3">の設定と<text:s/></text:span>Postfix<text:s/><text:span text:style-name="T3">との連携を確認</text:span>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5">
            <text:p>doveconf -n</text:p>
          </table:table-cell>
          <table:table-cell office:value-type="string" table:style-name="ce5">
            <text:p>Dovecot<text:s/><text:span text:style-name="T1">の適用されている設定内容を確認<text:s/></text:span>(mail_location, disable_plaintext_auth, auth_mechanisms, protocols, service auth { unix_listener ... }, ssl<text:s/><text:span text:style-name="T1">などの設定値が意図通りになっているか確認</text:span>)</text:p>
          </table:table-cell>
          <table:table-cell table:number-columns-repeated="16381"/>
        </table:table-row>
        <table:table-row table:style-name="ro9">
          <table:table-cell/>
          <table:table-cell office:value-type="string" table:style-name="ce5">
            <text:p>sudo ls -l /var/spool/postfix/private/auth</text:p>
          </table:table-cell>
          <table:table-cell office:value-type="string" table:style-name="ce5">
            <text:p>Dovecot<text:s/><text:span text:style-name="T1">が<text:s/></text:span>/var/spool/postfix/private/auth<text:s/><text:span text:style-name="T1">ソケットを正しく作成しているか確認<text:s/></text:span>(<text:span text:style-name="T1">パーミッション、所有者、グループを確認</text:span>)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11">
            <text:p>4. SpamAssassin<text:s/><text:span text:style-name="T6">の設定</text:span></text:p>
          </table:table-cell>
          <table:table-cell office:value-type="string" table:style-name="ce12">
            <text:p>スパムメールを検知・マーキングする<text:s/><text:span text:style-name="T5">SpamAssassin<text:s/></text:span>をインストール・設定し、<text:span text:style-name="T5">Postfix<text:s/></text:span>と連携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3">
            <text:p>4.1.<text:s/><text:span text:style-name="T3">インストール</text:span></text:p>
          </table:table-cell>
          <table:table-cell office:value-type="string" table:style-name="ce3">
            <text:p>SpamAssassin<text:s/><text:span text:style-name="T3">をインストール</text:span>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sudo dnf install spamassassin -y</text:p>
          </table:table-cell>
          <table:table-cell office:value-type="string" table:style-name="ce5">
            <text:p>SpamAssassin<text:s/><text:span text:style-name="T1">をインストール</text:span></text:p>
          </table:table-cell>
          <table:table-cell table:number-columns-repeated="16381"/>
        </table:table-row>
        <table:table-row table:style-name="ro9">
          <table:table-cell/>
          <table:table-cell office:value-type="string" table:style-name="ce3">
            <text:p>4.2.<text:s/><text:span text:style-name="T3">設定ファイル<text:s/></text:span>(local.cf)<text:s/><text:span text:style-name="T3">の基本設定</text:span></text:p>
          </table:table-cell>
          <table:table-cell office:value-type="string" table:style-name="ce5">
            <text:p>/etc/mail/spamassassin/local.cf<text:s/><text:span text:style-name="T1">を編集して、</text:span>SpamAssassin<text:s/><text:span text:style-name="T1">の挙動をカスタマイズ<text:s/></text:span>(<text:span text:style-name="T1">ファイルが存在しない場合は新規作成</text:span>)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sudo vim /etc/mail/spamassassin/local.cf</text:p>
          </table:table-cell>
          <table:table-cell office:value-type="string" table:style-name="ce5">
            <text:p>/etc/mail/spamassassin/local.cf<text:s/><text:span text:style-name="T1">ファイルを編集<text:s/></text:span>(<text:span text:style-name="T1">新規作成</text:span>)</text:p>
          </table:table-cell>
          <table:table-cell table:number-columns-repeated="16381"/>
        </table:table-row>
        <table:table-row table:style-name="ro9">
          <table:table-cell/>
          <table:table-cell office:value-type="string" table:style-name="ce5">
            <text:p>/etc/mail/spamassassin/local.cf<text:s/><text:span text:style-name="T1">ファイルに下記を設定</text:span></text:p>
          </table:table-cell>
          <table:table-cell office:value-type="string" table:style-name="ce5">
            <text:p>rewrite_header Subject *****SPAM***** required_score 5.0 report_safe 0 use_bayes 1 bayes_auto_learn 1 skip_rbl_checks 1 use_razor2 0 use_pyzor 0<text:s/><text:span text:style-name="T1">を設定</text:span>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3">
            <text:p>4.3. spamd<text:s/><text:span text:style-name="T3">ユーザー</text:span>/<text:span text:style-name="T3">グループ作成<text:s/></text:span>(<text:span text:style-name="T3">必要な場合</text:span>)</text:p>
          </table:table-cell>
          <table:table-cell office:value-type="string" table:style-name="ce3">
            <text:p>spamd<text:s/><text:span text:style-name="T3">ユーザーとグループを作成<text:s/></text:span>(<text:span text:style-name="T3">通常は自動で作成されている</text:span>)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grep spamd /etc/group</text:p>
          </table:table-cell>
          <table:table-cell office:value-type="string" table:style-name="ce5">
            <text:p>spamd<text:s/><text:span text:style-name="T1">グループが存在するか確認</text:span>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sudo groupadd spamd</text:p>
          </table:table-cell>
          <table:table-cell office:value-type="string" table:style-name="ce5">
            <text:p>spamd<text:s/><text:span text:style-name="T1">グループが存在しない場合、作成</text:span>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id spamd</text:p>
          </table:table-cell>
          <table:table-cell office:value-type="string" table:style-name="ce5">
            <text:p>spamd<text:s/><text:span text:style-name="T1">ユーザーが存在するか確認</text:span></text:p>
          </table:table-cell>
          <table:table-cell table:number-columns-repeated="16381"/>
        </table:table-row>
        <table:table-row table:style-name="ro9">
          <table:table-cell/>
          <table:table-cell office:value-type="string" table:style-name="ce5">
            <text:p>sudo useradd -g spamd -s /sbin/nologin -d /var/lib/spamassassin spamd</text:p>
          </table:table-cell>
          <table:table-cell office:value-type="string" table:style-name="ce5">
            <text:p>spamd<text:s/><text:span text:style-name="T1">ユーザーが存在しない場合、作成<text:s/></text:span>(<text:span text:style-name="T1">ログインシェルなし、ホームディレクトリ指定</text:span>)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sudo mkdir -p /var/lib/spamassassin</text:p>
          </table:table-cell>
          <table:table-cell office:value-type="string" table:style-name="ce6">
            <text:p>ベイジアンデータベース格納ディレクトリを作成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sudo chown spamd:spamd /var/lib/spamassassin</text:p>
          </table:table-cell>
          <table:table-cell office:value-type="string" table:style-name="ce6">
            <text:p>ベイジアンデータベース格納ディレクトリの所有権を<text:s/><text:span text:style-name="T2">spamd<text:s/></text:span>ユーザー<text:span text:style-name="T2">/</text:span>グループに変更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3">
            <text:p>4.4.<text:s/><text:span text:style-name="T3">デーモン<text:s/></text:span>(spamd)<text:s/><text:span text:style-name="T3">の設定と起動・自動起動</text:span></text:p>
          </table:table-cell>
          <table:table-cell office:value-type="string" table:style-name="ce3">
            <text:p>SpamAssassin<text:s/><text:span text:style-name="T3">デーモン<text:s/></text:span>(spamd)<text:s/><text:span text:style-name="T3">を設定し、起動・自動起動を設定</text:span>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sudo vim /etc/sysconfig/spamassassin</text:p>
          </table:table-cell>
          <table:table-cell office:value-type="string" table:style-name="ce5">
            <text:p>/etc/sysconfig/spamassassin<text:s/><text:span text:style-name="T1">ファイルを確認・編集</text:span>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5">
            <text:p>/etc/sysconfig/spamassassin<text:s/><text:span text:style-name="T1">ファイルを確認・編集</text:span></text:p>
          </table:table-cell>
          <table:table-cell office:value-type="string" table:style-name="ce5">
            <text:p>SPAMDOPTIONS="-d -c -m5 --username spamd --groupname spamd -H /var/lib/spamassassin --socketpath /run/spamd/spamd.sock --socketowner spamd --socketgroup spamd --allowed-ips 127.0.0.1,::1"<text:s/><text:span text:style-name="T1">が設定されているか確認<text:s/></text:span>(<text:span text:style-name="T1">必要に応じて編集</text:span>)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sudo systemctl enable spamassassin</text:p>
          </table:table-cell>
          <table:table-cell office:value-type="string" table:style-name="ce5">
            <text:p>SpamAssassin<text:s/><text:span text:style-name="T1">サービスを自動起動設定</text:span>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sudo systemctl start spamassassin</text:p>
          </table:table-cell>
          <table:table-cell office:value-type="string" table:style-name="ce5">
            <text:p>SpamAssassin<text:s/><text:span text:style-name="T1">サービスを起動</text:span></text:p>
          </table:table-cell>
          <table:table-cell table:number-columns-repeated="16381"/>
        </table:table-row>
        <table:table-row table:style-name="ro9">
          <table:table-cell/>
          <table:table-cell office:value-type="string" table:style-name="ce5">
            <text:p>sudo systemctl status spamassassin</text:p>
          </table:table-cell>
          <table:table-cell office:value-type="string" table:style-name="ce5">
            <text:p>SpamAssassin<text:s/><text:span text:style-name="T1">サービスの状態を確認<text:s/></text:span>(Active: active (running)<text:s/><text:span text:style-name="T1">と表示され、エラーが出ていないことを確認</text:span>)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3">
            <text:p>4.5. Postfix<text:span text:style-name="T3">連携設定<text:s/></text:span>(master.cf<text:s/><text:span text:style-name="T3">の編集</text:span>)</text:p>
          </table:table-cell>
          <table:table-cell office:value-type="string" table:style-name="ce5">
            <text:p>/etc/postfix/master.cf<text:s/><text:span text:style-name="T1">を編集して、</text:span>Postfix<text:s/><text:span text:style-name="T1">が受信したメールを<text:s/></text:span>SpamAssassin<text:s/><text:span text:style-name="T1">に渡すように設定</text:span>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sudo vim /etc/postfix/master.cf</text:p>
          </table:table-cell>
          <table:table-cell office:value-type="string" table:style-name="ce5">
            <text:p>/etc/postfix/master.cf<text:s/><text:span text:style-name="T1">ファイルを編集</text:span></text:p>
          </table:table-cell>
          <table:table-cell table:number-columns-repeated="16381"/>
        </table:table-row>
        <table:table-row table:style-name="ro9">
          <table:table-cell/>
          <table:table-cell office:value-type="string" table:style-name="ce5">
            <text:p>/etc/postfix/master.cf<text:s/><text:span text:style-name="T1">ファイルを編集<text:s/></text:span>(1. smtp<text:s/><text:span text:style-name="T1">サービスの<text:s/></text:span>content_filter<text:s/><text:span text:style-name="T1">を設定</text:span>)</text:p>
          </table:table-cell>
          <table:table-cell office:value-type="string" table:style-name="ce5">
            <text:p>smtp inet n - n - - smtpd -o content_filter=spamassassin<text:s/><text:span text:style-name="T1">のように<text:s/></text:span>smtp<text:s/><text:span text:style-name="T1">サービスの行末に<text:s/></text:span>-o content_filter=spamassassin<text:s/><text:span text:style-name="T1">を追記</text:span></text:p>
          </table:table-cell>
          <table:table-cell table:number-columns-repeated="16381"/>
        </table:table-row>
        <table:table-row table:style-name="ro9">
          <table:table-cell/>
          <table:table-cell office:value-type="string" table:style-name="ce5">
            <text:p>/etc/postfix/master.cf<text:s/><text:span text:style-name="T1">ファイルを編集<text:s/></text:span>(2. spamassassin<text:s/><text:span text:style-name="T1">フィルターサービスを定義</text:span>)</text:p>
          </table:table-cell>
          <table:table-cell office:value-type="string" table:style-name="ce5">
            <text:p>/etc/postfix/master.cf<text:s/><text:span text:style-name="T1">ファイル末尾に下記を追記<text:s/></text:span>spamassassin unix - n n - - pipe flags=R user=spamd argv=/usr/bin/spamc -e /usr/sbin/sendmail -oi -f ${sender} ${recipient}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3">
            <text:p>4.6.<text:s/><text:span text:style-name="T3">設定の反映<text:s/></text:span>(Postfix, SpamAssassin<text:span text:style-name="T3">再起動</text:span>)</text:p>
          </table:table-cell>
          <table:table-cell office:value-type="string" table:style-name="ce3">
            <text:p>Postfix, SpamAssassin<text:s/><text:span text:style-name="T3">サービスを再起動して設定を反映</text:span>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sudo systemctl restart spamassassin</text:p>
          </table:table-cell>
          <table:table-cell office:value-type="string" table:style-name="ce5">
            <text:p>SpamAssassin<text:s/><text:span text:style-name="T1">サービスを再起動</text:span>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sudo systemctl restart postfix</text:p>
          </table:table-cell>
          <table:table-cell office:value-type="string" table:style-name="ce5">
            <text:p>Postfix<text:s/><text:span text:style-name="T1">サービスを再起動</text:span>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3">
            <text:p>4.7.<text:s/><text:span text:style-name="T3">ルールの更新<text:s/></text:span>(sa-update)</text:p>
          </table:table-cell>
          <table:table-cell office:value-type="string" table:style-name="ce3">
            <text:p>SpamAssassin<text:s/><text:span text:style-name="T3">のルールを更新</text:span>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sudo sa-update</text:p>
          </table:table-cell>
          <table:table-cell office:value-type="string" table:style-name="ce5">
            <text:p>SpamAssassin<text:s/><text:span text:style-name="T1">のルールを手動で更新</text:span>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sudo systemctl reload spamassassin</text:p>
          </table:table-cell>
          <table:table-cell office:value-type="string" table:style-name="ce5">
            <text:p>SpamAssassin<text:s/><text:span text:style-name="T1">デーモンにルールを再読み込みさせるためにリロード</text:span>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11">
            <text:p>5.<text:s/><text:span text:style-name="T6">メールユーザーの作成</text:span></text:p>
          </table:table-cell>
          <table:table-cell office:value-type="string" table:style-name="ce12">
            <text:p>メールを送受信するためのユーザーアカウントを作成<text:s/><text:span text:style-name="T5">(Linux<text:s/></text:span>システムユーザーをそのままメールアカウントとして使用<text:span text:style-name="T5">)</text:span>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sudo useradd testuser1</text:p>
          </table:table-cell>
          <table:table-cell office:value-type="string" table:style-name="ce13">
            <text:p><text:span text:style-name="T7">testuser1<text:s/></text:span><text:span text:style-name="T8">というユーザーを作成</text:span>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sudo passwd testuser1</text:p>
          </table:table-cell>
          <table:table-cell office:value-type="string" table:style-name="ce5">
            <text:p>testuser1<text:s/><text:span text:style-name="T1">ユーザーのパスワードを設定</text:span>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ls -ld /home/testuser1</text:p>
          </table:table-cell>
          <table:table-cell office:value-type="string" table:style-name="ce5">
            <text:p>testuser1<text:s/><text:span text:style-name="T1">ユーザーのホームディレクトリが作成されたか確認</text:span>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11">
            <text:p>6.<text:s/><text:span text:style-name="T6">動作確認</text:span></text:p>
          </table:table-cell>
          <table:table-cell office:value-type="string" table:style-name="ce12">
            <text:p>ここまでの設定が正しく行われているか、各種テストを実施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3">
            <text:p>6.1.<text:s/><text:span text:style-name="T3">ポート接続確認</text:span></text:p>
          </table:table-cell>
          <table:table-cell office:value-type="string" table:style-name="ce4">
            <text:p>メールサーバーが必要なポート<text:s/><text:span text:style-name="T4">(25, 110, 143)<text:s/></text:span>で待ち受け状態になっているか確認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sudo ss -ltnp | grep -E ':(25|110|143)'</text:p>
          </table:table-cell>
          <table:table-cell office:value-type="string" table:style-name="ce6">
            <text:p>ポート接続状態を確認<text:s/><text:span text:style-name="T2">(25, 110, 143</text:span>番ポートが<text:s/><text:span text:style-name="T2">LISTEN<text:s/></text:span>状態になっているか確認<text:span text:style-name="T2">)</text:span>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3">
            <text:p>6.2.<text:s/><text:span text:style-name="T3">ローカルメール配送テスト</text:span></text:p>
          </table:table-cell>
          <table:table-cell office:value-type="string" table:style-name="ce4">
            <text:p>サーバー内部でメールが配送されるかテスト<text:s/><text:span text:style-name="T4">(testuser1<text:s/></text:span>宛にメール送信<text:span text:style-name="T4">)</text:span></text:p>
          </table:table-cell>
          <table:table-cell table:number-columns-repeated="16381"/>
        </table:table-row>
        <table:table-row table:style-name="ro9">
          <table:table-cell/>
          <table:table-cell office:value-type="string" table:style-name="ce5">
            <text:p>echo "This is a test mail body." | mailx -s "Local Delivery Test" testuser1</text:p>
          </table:table-cell>
          <table:table-cell office:value-type="string" table:style-name="ce5">
            <text:p>testuser1<text:s/><text:span text:style-name="T1">宛にテストメールを送信</text:span>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sudo tail -f /var/log/maillog</text:p>
          </table:table-cell>
          <table:table-cell office:value-type="string" table:style-name="ce6">
            <text:p>メール配送のログを監視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sudo ls -lR /home/testuser1/Maildir/</text:p>
          </table:table-cell>
          <table:table-cell office:value-type="string" table:style-name="ce5">
            <text:p>testuser1<text:s/><text:span text:style-name="T1">の<text:s/></text:span>Maildir<text:s/><text:span text:style-name="T1">ディレクトリにメールファイルが作成されているか確認</text:span></text:p>
          </table:table-cell>
          <table:table-cell table:number-columns-repeated="16381"/>
        </table:table-row>
        <table:table-row table:style-name="ro9">
          <table:table-cell/>
          <table:table-cell office:value-type="string" table:style-name="ce3">
            <text:p>6.3. IMAP/POP<text:span text:style-name="T3">接続テスト</text:span></text:p>
          </table:table-cell>
          <table:table-cell office:value-type="string" table:style-name="ce3">
            <text:p>Dovecot<text:s/><text:span text:style-name="T3">が<text:s/></text:span>IMAP (143), POP3 (110)<text:s/><text:span text:style-name="T3">で接続を受け付け、</text:span>testuser1<text:s/><text:span text:style-name="T3">でログインできるか<text:s/></text:span>telnet<text:s/><text:span text:style-name="T3">コマンドで確認</text:span>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telnet localhost 143</text:p>
          </table:table-cell>
          <table:table-cell office:value-type="string" table:style-name="ce5">
            <text:p>IMAP (143<text:span text:style-name="T1">番ポート</text:span>)<text:s/><text:span text:style-name="T1">で接続テスト</text:span>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a001 LOGIN testuser1 &lt;testuser1<text:span text:style-name="T1">のパスワード</text:span>&gt;</text:p>
          </table:table-cell>
          <table:table-cell office:value-type="string" table:style-name="ce5">
            <text:p>IMAP<text:s/><text:span text:style-name="T1">ログイン<text:s/></text:span>(telnet<text:s/><text:span text:style-name="T1">接続後</text:span>)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a002 SELECT INBOX</text:p>
          </table:table-cell>
          <table:table-cell office:value-type="string" table:style-name="ce6">
            <text:p>メールボックス<text:s/><text:span text:style-name="T2">(INBOX)<text:s/></text:span>を選択<text:s/><text:span text:style-name="T2">(telnet<text:s/></text:span>接続後<text:span text:style-name="T2">)</text:span>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a003 LOGOUT</text:p>
          </table:table-cell>
          <table:table-cell office:value-type="string" table:style-name="ce5">
            <text:p>IMAP<text:s/><text:span text:style-name="T1">ログアウト<text:s/></text:span>(telnet<text:s/><text:span text:style-name="T1">接続後</text:span>)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telnet localhost 110</text:p>
          </table:table-cell>
          <table:table-cell office:value-type="string" table:style-name="ce5">
            <text:p>POP3 (110<text:span text:style-name="T1">番ポート</text:span>)<text:s/><text:span text:style-name="T1">で接続テスト</text:span>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USER testuser1</text:p>
          </table:table-cell>
          <table:table-cell office:value-type="string" table:style-name="ce5">
            <text:p>POP3<text:s/><text:span text:style-name="T1">ユーザー名送信<text:s/></text:span>(telnet<text:s/><text:span text:style-name="T1">接続後</text:span>)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PASS &lt;testuser1<text:span text:style-name="T1">のパスワード</text:span>&gt;</text:p>
          </table:table-cell>
          <table:table-cell office:value-type="string" table:style-name="ce5">
            <text:p>POP3<text:s/><text:span text:style-name="T1">パスワード送信<text:s/></text:span>(telnet<text:s/><text:span text:style-name="T1">接続後</text:span>)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LIST</text:p>
          </table:table-cell>
          <table:table-cell office:value-type="string" table:style-name="ce5">
            <text:p>POP3<text:s/><text:span text:style-name="T1">メール一覧表示<text:s/></text:span>(telnet<text:s/><text:span text:style-name="T1">接続後</text:span>)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QUIT</text:p>
          </table:table-cell>
          <table:table-cell office:value-type="string" table:style-name="ce5">
            <text:p>POP3<text:s/><text:span text:style-name="T1">ログアウト<text:s/></text:span>(telnet<text:s/><text:span text:style-name="T1">接続後</text:span>)</text:p>
          </table:table-cell>
          <table:table-cell table:number-columns-repeated="16381"/>
        </table:table-row>
        <table:table-row table:style-name="ro11">
          <table:table-cell/>
          <table:table-cell office:value-type="string" table:style-name="ce3">
            <text:p>6.4. SpamAssassin<text:span text:style-name="T3">動作テスト</text:span></text:p>
          </table:table-cell>
          <table:table-cell office:value-type="string" table:style-name="ce3">
            <text:p>SpamAssassin<text:s/><text:span text:style-name="T3">がスパムメールを正しく検知し、ヘッダや件名を変更するかテスト<text:s/></text:span>(GTUBE<text:s/><text:span text:style-name="T3">テスト</text:span>)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sudo vim gtube_test.txt</text:p>
          </table:table-cell>
          <table:table-cell office:value-type="string" table:style-name="ce5">
            <text:p>gtube_test.txt<text:s/><text:span text:style-name="T1">ファイルを作成<text:s/></text:span>(<text:span text:style-name="T1">下記内容</text:span>)</text:p>
          </table:table-cell>
          <table:table-cell table:number-columns-repeated="16381"/>
        </table:table-row>
        <table:table-row table:style-name="ro12">
          <table:table-cell/>
          <table:table-cell office:value-type="string" table:style-name="ce5">
            <text:p>gtube_test.txt<text:s/><text:span text:style-name="T1">ファイルに下記を記述</text:span></text:p>
          </table:table-cell>
          <table:table-cell office:value-type="string" table:style-name="ce5">
            <text:p>Subject: Test spam mail (GTUBE) XJS*C4JDBQADN1.NSBN3*2IDNEN*GTUBE-STANDARD-ANTI-UBE-TEST-EMAIL*C.34X<text:s/><text:span text:style-name="T1">を記述</text:span>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sendmail testuser1@localdomain &lt; gtube_test.txt</text:p>
          </table:table-cell>
          <table:table-cell office:value-type="string" table:style-name="ce5">
            <text:p>GTUBE<text:s/><text:span text:style-name="T1">メールを<text:s/></text:span>testuser1<text:s/><text:span text:style-name="T1">に送信</text:span>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sudo tail -f /var/log/maillog</text:p>
          </table:table-cell>
          <table:table-cell office:value-type="string" table:style-name="ce5">
            <text:p>SpamAssassin<text:s/><text:span text:style-name="T1">のログを確認<text:s/></text:span>(<text:span text:style-name="T1">スパム判定されているか確認</text:span>)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sudo ls -l /home/testuser1/Maildir/new/</text:p>
          </table:table-cell>
          <table:table-cell office:value-type="string" table:style-name="ce5">
            <text:p>testuser1<text:s/><text:span text:style-name="T1">の<text:s/></text:span>Maildir/new<text:s/><text:span text:style-name="T1">ディレクトリに配送された<text:s/></text:span>GTUBE<text:s/><text:span text:style-name="T1">メールを確認<text:s/></text:span>(<text:span text:style-name="T1">ファイル名を確認</text:span>)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5">
            <text:p>sudo cat /home/testuser1/Maildir/new/&lt;<text:span text:style-name="T1">ファイル名</text:span>&gt;</text:p>
          </table:table-cell>
          <table:table-cell office:value-type="string" table:style-name="ce13">
            <text:p><text:span text:style-name="T7">GTUBE<text:s/></text:span><text:span text:style-name="T8">メールの中身を確認</text:span></text:p>
          </table:table-cell>
          <table:table-cell table:number-columns-repeated="16381"/>
        </table:table-row>
        <table:table-row table:style-name="ro2">
          <table:table-cell/>
          <table:table-cell table:style-name="ce7"/>
          <table:table-cell table:style-name="ce8"/>
          <table:table-cell table:number-columns-repeated="16381"/>
        </table:table-row>
        <table:table-row table:style-name="ro2">
          <table:table-cell/>
          <table:table-cell table:number-columns-repeated="2" table:style-name="ce8"/>
          <table:table-cell table:number-columns-repeated="16381"/>
        </table:table-row>
        <table:table-row table:style-name="ro2">
          <table:table-cell/>
          <table:table-cell table:style-name="ce9"/>
          <table:table-cell table:style-name="ce8"/>
          <table:table-cell table:number-columns-repeated="16381"/>
        </table:table-row>
        <table:table-row table:number-rows-repeated="3" table:style-name="ro2">
          <table:table-cell/>
          <table:table-cell table:number-columns-repeated="2" table:style-name="ce8"/>
          <table:table-cell table:number-columns-repeated="16381"/>
        </table:table-row>
        <table:table-row table:style-name="ro2">
          <table:table-cell/>
          <table:table-cell table:style-name="ce10"/>
          <table:table-cell table:style-name="ce8"/>
          <table:table-cell table:number-columns-repeated="16381"/>
        </table:table-row>
        <table:table-row table:style-name="ro2">
          <table:table-cell/>
          <table:table-cell table:number-columns-repeated="2" table:style-name="ce8"/>
          <table:table-cell table:number-columns-repeated="16381"/>
        </table:table-row>
        <table:table-row table:number-rows-repeated="10484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游ゴシック" svg:font-family="游ゴシック"/>
    <style:font-face style:name="Liberation Serif" svg:font-family="&quot;Liberation Serif&quot;"/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游ゴシック" style:font-name-asian="游ゴシック" style:font-name-complex="游ゴシック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04-03T05:19:16Z</meta:creation-date>
    <dc:date>2025-04-07T04:46:08Z</dc:date>
  </office:meta>
</office:document-meta>
</file>